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5403in" table:align="left"/>
    </style:style>
    <style:style style:name="Table1.A" style:family="table-column">
      <style:table-column-properties style:column-width="2.5403in"/>
    </style:style>
    <style:style style:name="Table1.A1" style:family="table-cell">
      <style:table-cell-properties style:vertical-align="middle" fo:background-color="#eeeeee" fo:padding="0.0194in" fo:border="none">
        <style:background-image/>
      </style:table-cell-properties>
    </style:style>
    <style:style style:name="Table2" style:family="table">
      <style:table-properties style:width="5.2111in" table:align="left"/>
    </style:style>
    <style:style style:name="Table2.A" style:family="table-column">
      <style:table-column-properties style:column-width="5.2111in"/>
    </style:style>
    <style:style style:name="Table2.A1" style:family="table-cell">
      <style:table-cell-properties style:vertical-align="middle" fo:background-color="#eeeeee" fo:padding="0.0194in" fo:border="none">
        <style:background-image/>
      </style:table-cell-properties>
    </style:style>
    <style:style style:name="Table3" style:family="table">
      <style:table-properties style:width="4.409in" table:align="left"/>
    </style:style>
    <style:style style:name="Table3.A" style:family="table-column">
      <style:table-column-properties style:column-width="4.409in"/>
    </style:style>
    <style:style style:name="Table3.A1" style:family="table-cell">
      <style:table-cell-properties style:vertical-align="middle" fo:background-color="#eeeeee" fo:padding="0.0194in" fo:border="none">
        <style:background-image/>
      </style:table-cell-properties>
    </style:style>
    <style:style style:name="Table4" style:family="table">
      <style:table-properties style:width="7.091in" table:align="left"/>
    </style:style>
    <style:style style:name="Table4.A" style:family="table-column">
      <style:table-column-properties style:column-width="0.2319in"/>
    </style:style>
    <style:style style:name="Table4.B" style:family="table-column">
      <style:table-column-properties style:column-width="6.859in"/>
    </style:style>
    <style:style style:name="Table4.A1" style:family="table-cell">
      <style:table-cell-properties style:vertical-align="middle" fo:padding="0.0194in" fo:border="none"/>
    </style:style>
    <style:style style:name="Table4.B1" style:family="table-cell">
      <style:table-cell-properties style:vertical-align="middle" fo:background-color="#eeeeee" fo:padding="0.0194in" fo:border="none">
        <style:background-image/>
      </style:table-cell-properties>
    </style:style>
    <style:style style:name="Table5" style:family="table">
      <style:table-properties style:width="6.6201in" table:align="left"/>
    </style:style>
    <style:style style:name="Table5.A" style:family="table-column">
      <style:table-column-properties style:column-width="0.2319in"/>
    </style:style>
    <style:style style:name="Table5.B" style:family="table-column">
      <style:table-column-properties style:column-width="6.3882in"/>
    </style:style>
    <style:style style:name="Table5.A1" style:family="table-cell">
      <style:table-cell-properties style:vertical-align="middle" fo:padding="0.0194in" fo:border="none"/>
    </style:style>
    <style:style style:name="Table5.B1" style:family="table-cell">
      <style:table-cell-properties style:vertical-align="middle" fo:background-color="#eeeeee" fo:padding="0.0194in" fo:border="none">
        <style:background-image/>
      </style:table-cell-properties>
    </style:style>
    <style:style style:name="Table6" style:family="table">
      <style:table-properties style:width="4.9535in" table:align="left"/>
    </style:style>
    <style:style style:name="Table6.A" style:family="table-column">
      <style:table-column-properties style:column-width="0.2319in"/>
    </style:style>
    <style:style style:name="Table6.B" style:family="table-column">
      <style:table-column-properties style:column-width="4.7215in"/>
    </style:style>
    <style:style style:name="Table6.A1" style:family="table-cell">
      <style:table-cell-properties style:vertical-align="middle" fo:padding="0.0194in" fo:border="none"/>
    </style:style>
    <style:style style:name="Table6.B1" style:family="table-cell">
      <style:table-cell-properties style:vertical-align="middle" fo:background-color="#eeeeee" fo:padding="0.0194in" fo:border="none">
        <style:background-image/>
      </style:table-cell-properties>
    </style:style>
    <style:style style:name="Table7" style:family="table">
      <style:table-properties style:width="5.5389in" table:align="left"/>
    </style:style>
    <style:style style:name="Table7.A" style:family="table-column">
      <style:table-column-properties style:column-width="0.2319in"/>
    </style:style>
    <style:style style:name="Table7.B" style:family="table-column">
      <style:table-column-properties style:column-width="5.3069in"/>
    </style:style>
    <style:style style:name="Table7.A1" style:family="table-cell">
      <style:table-cell-properties style:vertical-align="middle" fo:padding="0.0194in" fo:border="none"/>
    </style:style>
    <style:style style:name="Table7.B1" style:family="table-cell">
      <style:table-cell-properties style:vertical-align="middle" fo:background-color="#eeeeee" fo:padding="0.0194in" fo:border="none">
        <style:background-image/>
      </style:table-cell-properties>
    </style:style>
    <style:style style:name="Table8" style:family="table">
      <style:table-properties style:width="4.9597in" table:align="left"/>
    </style:style>
    <style:style style:name="Table8.A" style:family="table-column">
      <style:table-column-properties style:column-width="0.2319in"/>
    </style:style>
    <style:style style:name="Table8.B" style:family="table-column">
      <style:table-column-properties style:column-width="4.7278in"/>
    </style:style>
    <style:style style:name="Table8.A1" style:family="table-cell">
      <style:table-cell-properties style:vertical-align="middle" fo:padding="0.0194in" fo:border="none"/>
    </style:style>
    <style:style style:name="Table8.B1" style:family="table-cell">
      <style:table-cell-properties style:vertical-align="middle" fo:background-color="#eeeeee" fo:padding="0.0194in" fo:border="none">
        <style:background-image/>
      </style:table-cell-properties>
    </style:style>
    <style:style style:name="Table9" style:family="table">
      <style:table-properties style:width="4.8847in" table:align="left"/>
    </style:style>
    <style:style style:name="Table9.A" style:family="table-column">
      <style:table-column-properties style:column-width="0.2319in"/>
    </style:style>
    <style:style style:name="Table9.B" style:family="table-column">
      <style:table-column-properties style:column-width="4.6528in"/>
    </style:style>
    <style:style style:name="Table9.A1" style:family="table-cell">
      <style:table-cell-properties style:vertical-align="middle" fo:padding="0.0194in" fo:border="none"/>
    </style:style>
    <style:style style:name="Table9.B1" style:family="table-cell">
      <style:table-cell-properties style:vertical-align="middle" fo:background-color="#eeeeee" fo:padding="0.0194in" fo:border="none">
        <style:background-image/>
      </style:table-cell-properties>
    </style:style>
    <style:style style:name="Table10" style:family="table">
      <style:table-properties style:width="1.6306in" table:align="left"/>
    </style:style>
    <style:style style:name="Table10.A" style:family="table-column">
      <style:table-column-properties style:column-width="0.2319in"/>
    </style:style>
    <style:style style:name="Table10.B" style:family="table-column">
      <style:table-column-properties style:column-width="1.3986in"/>
    </style:style>
    <style:style style:name="Table10.A1" style:family="table-cell">
      <style:table-cell-properties style:vertical-align="middle" fo:padding="0.0194in" fo:border="none"/>
    </style:style>
    <style:style style:name="Table10.B1" style:family="table-cell">
      <style:table-cell-properties style:vertical-align="middle" fo:background-color="#eeeeee" fo:padding="0.0194in" fo:border="none">
        <style:background-image/>
      </style:table-cell-properties>
    </style:style>
    <style:style style:name="Table11" style:family="table">
      <style:table-properties style:width="1.5556in" table:align="left"/>
    </style:style>
    <style:style style:name="Table11.A" style:family="table-column">
      <style:table-column-properties style:column-width="0.2319in"/>
    </style:style>
    <style:style style:name="Table11.B" style:family="table-column">
      <style:table-column-properties style:column-width="1.3236in"/>
    </style:style>
    <style:style style:name="Table11.A1" style:family="table-cell">
      <style:table-cell-properties style:vertical-align="middle" fo:padding="0.0194in" fo:border="none"/>
    </style:style>
    <style:style style:name="Table11.B1" style:family="table-cell">
      <style:table-cell-properties style:vertical-align="middle" fo:background-color="#eeeeee" fo:padding="0.0194in" fo:border="none">
        <style:background-image/>
      </style:table-cell-properties>
    </style:style>
    <style:style style:name="P1" style:family="paragraph" style:parent-style-name="Text_20_body">
      <style:paragraph-properties fo:margin-left="0in" fo:margin-right="0in" fo:margin-top="0in" fo:margin-bottom="0in" style:line-height-at-least="0.25in" fo:text-indent="0in" style:auto-text-indent="false" fo:padding="0in" fo:border="none"/>
    </style:style>
    <style:style style:name="P2" style:family="paragraph" style:parent-style-name="Text_20_body">
      <style:paragraph-properties fo:margin-left="0in" fo:margin-right="0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3" style:family="paragraph" style:parent-style-name="Text_20_body" style:list-style-name="L1">
      <style:paragraph-properties fo:margin-left="0.2083in" fo:margin-right="0.2083in" fo:margin-top="0in" fo:margin-bottom="0in" style:line-height-at-least="0.25in" fo:text-indent="0in" style:auto-text-indent="false" fo:padding="0in" fo:border="none"/>
    </style:style>
    <style:style style:name="P4" style:family="paragraph" style:parent-style-name="Text_20_body" style:list-style-name="L2">
      <style:paragraph-properties fo:margin-left="0.2083in" fo:margin-right="0.2083in" fo:margin-top="0in" fo:margin-bottom="0in" style:line-height-at-least="0.25in" fo:text-indent="0in" style:auto-text-indent="false" fo:padding="0in" fo:border="none"/>
    </style:style>
    <style:style style:name="P5" style:family="paragraph" style:parent-style-name="Heading_20_2">
      <style:text-properties fo:font-variant="normal" fo:text-transform="none" fo:color="#444444" style:font-name="Source Sans Pro" fo:letter-spacing="normal" fo:font-style="normal" fo:font-weight="normal"/>
    </style:style>
    <style:style style:name="P6" style:family="paragraph" style:parent-style-name="Heading_20_2">
      <style:paragraph-properties fo:margin-left="0in" fo:margin-right="0in" fo:text-indent="0in" style:auto-text-indent="false" fo:padding="0in" fo:border="none"/>
      <style:text-properties fo:font-variant="normal" fo:text-transform="none" fo:color="#444444" style:font-name="Source Sans Pro" fo:letter-spacing="normal" fo:font-style="normal" fo:font-weight="normal"/>
    </style:style>
    <style:style style:name="P7"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style:font-name="monospace" fo:font-size="9pt"/>
    </style:style>
    <style:style style:name="P8"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9900" style:font-name="monospace" fo:font-size="9pt"/>
    </style:style>
    <style:style style:name="P9"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style>
    <style:style style:name="P10"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00ff" style:font-name="monospace" fo:font-size="9pt" fo:font-weight="bold"/>
    </style:style>
    <style:style style:name="P11"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444444" fo:letter-spacing="normal" fo:font-style="normal" fo:font-weight="normal"/>
    </style:style>
    <style:style style:name="P12" style:family="paragraph" style:parent-style-name="Preformatted_20_Text">
      <style:paragraph-properties fo:margin-top="0in" fo:margin-bottom="0in" style:line-height-at-least="0.1665in" fo:text-align="start" style:justify-single-word="false" fo:padding="0in" fo:border="none"/>
      <style:text-properties style:font-name="monospace" fo:font-size="9pt"/>
    </style:style>
    <style:style style:name="P13" style:family="paragraph" style:parent-style-name="Preformatted_20_Text">
      <style:paragraph-properties fo:margin-top="0in" fo:margin-bottom="0in" style:line-height-at-least="0.1665in" fo:text-align="start" style:justify-single-word="false" fo:padding="0in" fo:border="none"/>
    </style:style>
    <style:style style:name="P14" style:family="paragraph" style:parent-style-name="Preformatted_20_Text">
      <style:paragraph-properties fo:margin-top="0in" fo:margin-bottom="0in" fo:padding="0in" fo:border="none"/>
      <style:text-properties fo:font-variant="normal" fo:text-transform="none" fo:color="#444444" fo:letter-spacing="normal" fo:font-style="normal" fo:font-weight="normal"/>
    </style:style>
    <style:style style:name="T1" style:family="text">
      <style:text-properties fo:font-variant="normal" fo:text-transform="none" fo:color="#444444" style:font-name="Source Sans Pro" fo:font-size="12pt" fo:letter-spacing="normal" fo:font-style="normal" fo:font-weight="normal"/>
    </style:style>
    <style:style style:name="T2" style:family="text">
      <style:text-properties fo:font-variant="normal" fo:text-transform="none" fo:color="#444444" style:font-name="Source Code Pro" fo:font-size="12pt" fo:letter-spacing="normal" fo:font-style="normal" fo:font-weight="normal"/>
    </style:style>
    <style:style style:name="T3" style:family="text">
      <style:text-properties fo:color="#993333"/>
    </style:style>
    <style:style style:name="T4" style:family="text">
      <style:text-properties fo:color="#009900"/>
    </style:style>
    <style:style style:name="T5" style:family="text">
      <style:text-properties fo:color="#009900" style:font-name="monospace" fo:font-size="9pt"/>
    </style:style>
    <style:style style:name="T6" style:family="text">
      <style:text-properties fo:color="#009900" style:font-name="monospace" fo:font-size="9pt" fo:font-weight="bold"/>
    </style:style>
    <style:style style:name="T7" style:family="text">
      <style:text-properties fo:color="#009900" fo:font-weight="bold"/>
    </style:style>
    <style:style style:name="T8" style:family="text">
      <style:text-properties fo:color="#b1b100" style:font-name="monospace" fo:font-size="9pt"/>
    </style:style>
    <style:style style:name="T9" style:family="text">
      <style:text-properties fo:color="#339933"/>
    </style:style>
    <style:style style:name="T10" style:family="text">
      <style:text-properties fo:color="#339933" style:font-name="monospace" fo:font-size="9pt"/>
    </style:style>
    <style:style style:name="T11" style:family="text">
      <style:text-properties fo:color="#0000dd" style:font-name="monospace" fo:font-size="9pt"/>
    </style:style>
    <style:style style:name="T12" style:family="text">
      <style:text-properties style:font-name="monospace" fo:font-size="9pt"/>
    </style:style>
    <style:style style:name="T13" style:family="text">
      <style:text-properties fo:color="#00007f" fo:font-weight="bold"/>
    </style:style>
    <style:style style:name="T14" style:family="text">
      <style:text-properties fo:color="#00007f" style:font-name="monospace" fo:font-size="9pt" fo:font-weight="bold"/>
    </style:style>
    <style:style style:name="T15" style:family="text">
      <style:text-properties fo:color="#46aa03" fo:font-weight="bold"/>
    </style:style>
    <style:style style:name="T16" style:family="text">
      <style:text-properties fo:color="#46aa03" style:font-name="monospace" fo:font-size="9pt" fo:font-weight="bold"/>
    </style:style>
    <style:style style:name="T17" style:family="text">
      <style:text-properties fo:color="#ff0000"/>
    </style:style>
    <style:style style:name="T18" style:family="text">
      <style:text-properties fo:color="#ff0000" style:font-name="monospace" fo:font-size="9pt"/>
    </style:style>
    <style:style style:name="T19" style:family="text">
      <style:text-properties fo:color="#0000ff" fo:font-weight="bold"/>
    </style:style>
    <style:style style:name="T20" style:family="text">
      <style:text-properties fo:color="#0000ff" style:font-name="monospace" fo:font-size="9pt" fo:font-weight="bold"/>
    </style:style>
    <style:style style:name="T21" style:family="text">
      <style:text-properties fo:color="#666666" fo:font-style="italic"/>
    </style:style>
    <style:style style:name="T22" style:family="text">
      <style:text-properties fo:color="#7f007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Dynamic activation</text:h>
      <text:p text:style-name="P1"><text:span text:style-name="T1">One of the benefits of functions is being able to call them more than once. But that </text:span><text:span text:style-name="Emphasis"><text:span text:style-name="T1">more than once</text:span></text:span><text:span text:style-name="T1"> hides a small trap. We are not restricting who will be able to call the function, so it might happen that it is the same function who calls itself. This happens when we use recursion.</text:span></text:p>
      <text:p text:style-name="P1"><text:span text:style-name="T1">A typical example of recursion is the factorial of a number </text:span><text:span text:style-name="Emphasis"><text:span text:style-name="T1">n</text:span></text:span><text:span text:style-name="T1">, usually written as </text:span><text:span text:style-name="Emphasis"><text:span text:style-name="T1">n!</text:span></text:span><text:span text:style-name="T1">. A factorial in C can be written as follows.</text:span></text:p>
      <table:table table:name="Table1" table:style-name="Table1">
        <table:table-column table:style-name="Table1.A"/>
        <table:table-row>
          <table:table-cell table:style-name="Table1.A1" office:value-type="string">
            <text:p text:style-name="P7"><text:span text:style-name="T3">int</text:span> factorial<text:span text:style-name="T4">(</text:span><text:span text:style-name="T3">int</text:span> n<text:span text:style-name="T4">)</text:span></text:p>
            <text:p text:style-name="P8">{</text:p>
            <text:p text:style-name="P9"><text:s text:c="3"/><text:span text:style-name="T8">if</text:span><text:span text:style-name="T12"> </text:span><text:span text:style-name="T5">(</text:span><text:span text:style-name="T12">n </text:span><text:span text:style-name="T10">==</text:span><text:span text:style-name="T12"> </text:span><text:span text:style-name="T11">0</text:span><text:span text:style-name="T5">)</text:span></text:p>
            <text:p text:style-name="P9"><text:s text:c="6"/><text:span text:style-name="T8">return</text:span><text:span text:style-name="T12"> </text:span><text:span text:style-name="T11">1</text:span><text:span text:style-name="T10">;</text:span></text:p>
            <text:p text:style-name="P9"><text:s text:c="3"/><text:span text:style-name="T8">else</text:span></text:p>
            <text:p text:style-name="P9"><text:s text:c="6"/><text:span text:style-name="T8">return</text:span><text:span text:style-name="T12"> n </text:span><text:span text:style-name="T10">*</text:span><text:span text:style-name="T12"> factorial</text:span><text:span text:style-name="T5">(</text:span><text:span text:style-name="T12">n</text:span><text:span text:style-name="T10">-</text:span><text:span text:style-name="T11">1</text:span><text:span text:style-name="T5">)</text:span><text:span text:style-name="T10">;</text:span></text:p>
            <text:p text:style-name="P8">}</text:p>
          </table:table-cell>
        </table:table-row>
      </table:table>
      <text:p text:style-name="P1"><text:span text:style-name="T1">Note that there is only one function </text:span><text:span text:style-name="Source_20_Text"><text:span text:style-name="T2">factorial</text:span></text:span><text:span text:style-name="T1">, but it may be called several times. For instance:</text:span><text:span text:style-name="Emphasis"><text:span text:style-name="T1">factorial(3) → factorial(2) → factorial(1) → factorial(0)</text:span></text:span><text:span text:style-name="T1">, where → means a «it calls». A function, thus, is </text:span><text:span text:style-name="Emphasis"><text:span text:style-name="T1">dynamically activated</text:span></text:span><text:span text:style-name="T1"> each time is called. The span of a dynamic activation goes from the point where the function is called until it returns. At a given time, more than one function is dynamically activated. The whole dynamic activation set of functions includes the current function and the dynamic activation set of the function that called it (the current function).</text:span></text:p>
      <text:p text:style-name="P2">Ok. We have a function that calls itself. No big deal, right? Well, this would not be a problem if it weren’t for the rules that a function must observe. Let’s quickly recall them.</text:p>
      <text:list xml:id="list7646042462039767837" text:style-name="L1">
        <text:list-item>
          <text:p text:style-name="P3"><text:span text:style-name="T1">Only </text:span><text:span text:style-name="Source_20_Text"><text:span text:style-name="T2">r0</text:span></text:span><text:span text:style-name="T1">, </text:span><text:span text:style-name="Source_20_Text"><text:span text:style-name="T2">r1</text:span></text:span><text:span text:style-name="T1">, </text:span><text:span text:style-name="Source_20_Text"><text:span text:style-name="T2">r2</text:span></text:span><text:span text:style-name="T1"> and </text:span><text:span text:style-name="Source_20_Text"><text:span text:style-name="T2">r3</text:span></text:span><text:span text:style-name="T1"> can be freely modified.</text:span></text:p>
        </text:list-item>
        <text:list-item>
          <text:p text:style-name="P3"><text:span text:style-name="Source_20_Text"><text:span text:style-name="T2">lr</text:span></text:span><text:span text:style-name="T1"> value at the entry of the function must be kept somewhere because we will need it to leave the function (to return to the caller).</text:span></text:p>
        </text:list-item>
        <text:list-item>
          <text:p text:style-name="P3"><text:span text:style-name="T1">All other registers </text:span><text:span text:style-name="Source_20_Text"><text:span text:style-name="T2">r4</text:span></text:span><text:span text:style-name="T1"> to </text:span><text:span text:style-name="Source_20_Text"><text:span text:style-name="T2">r11</text:span></text:span><text:span text:style-name="T1"> and </text:span><text:span text:style-name="Source_20_Text"><text:span text:style-name="T2">sp</text:span></text:span><text:span text:style-name="T1"> can be modified but they must be restored to their original values upon leaving the function.</text:span></text:p>
        </text:list-item>
      </text:list>
      <text:p text:style-name="P1"><text:span text:style-name="T1">Previously, we used a global variable to keep </text:span><text:span text:style-name="Source_20_Text"><text:span text:style-name="T2">lr</text:span></text:span><text:span text:style-name="T1">. But if we attempted to use a global variable in our </text:span><text:span text:style-name="Emphasis"><text:span text:style-name="T1">factorial(3)</text:span></text:span><text:span text:style-name="T1"> example, it would be overwritten at the next dynamic activation of factorial. We would only be able to return from </text:span><text:span text:style-name="Emphasis"><text:span text:style-name="T1">factorial(0)</text:span></text:span><text:span text:style-name="T1"> to </text:span><text:span text:style-name="Emphasis"><text:span text:style-name="T1">factorial(1)</text:span></text:span><text:span text:style-name="T1">. After that we would be stuck in</text:span><text:span text:style-name="Emphasis"><text:span text:style-name="T1">factorial(1)</text:span></text:span><text:span text:style-name="T1">, as </text:span><text:span text:style-name="Source_20_Text"><text:span text:style-name="T2">lr</text:span></text:span><text:span text:style-name="T1"> would always have the same value.</text:span></text:p>
      <text:p text:style-name="P1"><text:span text:style-name="T1">So it looks like we need some way to keep at least the value of </text:span><text:span text:style-name="Source_20_Text"><text:span text:style-name="T2">lr</text:span></text:span><text:span text:style-name="T1"> </text:span><text:span text:style-name="Strong_20_Emphasis"><text:span text:style-name="T1">per each dynamic activation</text:span></text:span><text:span text:style-name="T1">. And not only </text:span><text:span text:style-name="Source_20_Text"><text:span text:style-name="T2">lr</text:span></text:span><text:span text:style-name="T1">, if we wanted to use registers from </text:span><text:span text:style-name="Source_20_Text"><text:span text:style-name="T2">r4</text:span></text:span><text:span text:style-name="T1"> to </text:span><text:span text:style-name="Source_20_Text"><text:span text:style-name="T2">r11</text:span></text:span><text:span text:style-name="T1"> we also need to keep somehow per each dynamic activation, a global variable would not be enough either. This is where the stack comes into play.</text:span></text:p>
      <text:h text:style-name="P6" text:outline-level="2">The stack</text:h>
      <text:p text:style-name="P2">In computing, a stack is a data structure (a way to organize data that provides some <text:soft-page-break/>interesting properties). A stack typically has three operations: access the top of the stack, push onto the top, pop from the top. Depending on the context you can only access the top of the stack, in our case we will be able to access more elements than just the top.</text:p>
      <text:p text:style-name="P1"><text:span text:style-name="T1">But, what is the stack? The stack is a region of memory owned solely by the function. We can now reword this a bit better: the stack is a region of memory owned solely by the current dynamic activation. And how we control the stack? Well, in chapter 9 we said that the register </text:span><text:span text:style-name="Source_20_Text"><text:span text:style-name="T2">sp</text:span></text:span><text:span text:style-name="T1"> stands for </text:span><text:span text:style-name="Emphasis"><text:span text:style-name="Strong_20_Emphasis"><text:span text:style-name="T1">s</text:span></text:span></text:span><text:span text:style-name="Emphasis"><text:span text:style-name="T1">tack </text:span></text:span><text:span text:style-name="Emphasis"><text:span text:style-name="Strong_20_Emphasis"><text:span text:style-name="T1">p</text:span></text:span></text:span><text:span text:style-name="Emphasis"><text:span text:style-name="T1">ointer</text:span></text:span><text:span text:style-name="T1">. This register will contain the top of the stack. The region of memory owned by the dynamic activation is the extent of bytes contained between the current value of </text:span><text:span text:style-name="Source_20_Text"><text:span text:style-name="T2">sp</text:span></text:span><text:span text:style-name="T1"> and the initial value that </text:span><text:span text:style-name="Source_20_Text"><text:span text:style-name="T2">sp</text:span></text:span><text:span text:style-name="T1"> had at the beginning of the function. We will call that region the </text:span><text:span text:style-name="Strong_20_Emphasis"><text:span text:style-name="T1">local memory</text:span></text:span><text:span text:style-name="T1"> of a function (more precisely, of a dynamic activation of it). We will put there whatever has to be saved at the beginning of a function and restored before leaving. We will also keep there the </text:span><text:span text:style-name="Strong_20_Emphasis"><text:span text:style-name="T1">local variables</text:span></text:span><text:span text:style-name="T1"> of a function (dynamic activation).</text:span></text:p>
      <text:p text:style-name="P2">Our function also has to adhere to some rules when handling the stack.</text:p>
      <text:list xml:id="list7809831678072718284" text:style-name="L2">
        <text:list-item>
          <text:p text:style-name="P4"><text:span text:style-name="T1">The stack pointer (</text:span><text:span text:style-name="Source_20_Text"><text:span text:style-name="T2">sp</text:span></text:span><text:span text:style-name="T1">) is always 4 byte aligned. This is absolutely mandatory. However, due to the Procedure Call Standard for the ARM architecture (AAPCS), the stack pointer will have to be 8 byte aligned, otherwise funny things may happen when we call what the AAPCS calls as </text:span><text:span text:style-name="Emphasis"><text:span text:style-name="T1">public interfaces</text:span></text:span><text:span text:style-name="T1"> (this is, code written by other people).</text:span></text:p>
        </text:list-item>
        <text:list-item>
          <text:p text:style-name="P4"><text:span text:style-name="T1">The value of </text:span><text:span text:style-name="Source_20_Text"><text:span text:style-name="T2">sp</text:span></text:span><text:span text:style-name="T1"> when leaving the function should be the same value it had upon entering the function.</text:span></text:p>
        </text:list-item>
      </text:list>
      <text:p text:style-name="P2">The first rule is consistent with the alignment constraints of ARM, where most of times addresses must be 4 byte aligned. Due to AAPCS we will stick to the extra 8 byte alignment constraint. The second rule states that, no matter how large is our local memory, it will always disappear at the end of the function. This is important, because local variables of a dynamic activation need not have any storage after that dynamic activation ends.</text:p>
      <text:p text:style-name="P1"><text:span text:style-name="T1">It is a convention how the stack, and thus the local memory, has its size defined. The stack can grow upwards or downwards. If it grows upwards it means that we have to increase the value of the </text:span><text:span text:style-name="Source_20_Text"><text:span text:style-name="T2">sp</text:span></text:span><text:span text:style-name="T1"> register in order to enlarge the local memory. If it grows downwards we have to do the opposite, the value of the </text:span><text:span text:style-name="Source_20_Text"><text:span text:style-name="T2">sp</text:span></text:span><text:span text:style-name="T1"> register must be substracted as many bytes as the size of the local storage. In Linux ARM, the stack grows downwards, towards zero (although it never should reach zero). Addresses of local variables have very large values in the 32 bit range. They are usually close to 232.</text:span></text:p>
      <text:p text:style-name="P1"><text:span text:style-name="T1">Another convention when using the stack concerns whether the </text:span><text:span text:style-name="Source_20_Text"><text:span text:style-name="T2">sp</text:span></text:span><text:span text:style-name="T1"> register contains the address of the top of the stack or some bytes above. In Linux ARM the </text:span><text:span text:style-name="Source_20_Text"><text:span text:style-name="T2">sp</text:span></text:span><text:span text:style-name="T1"> register directly points to the top of the stack: in the memory addressed by </text:span><text:span text:style-name="Source_20_Text"><text:span text:style-name="T2">sp</text:span></text:span><text:span text:style-name="T1"> there is useful information.</text:span></text:p>
      <text:p text:style-name="P1"><text:span text:style-name="T1">Ok, we know the stack grows downwards and the top of the stack must always be in </text:span><text:span text:style-name="Source_20_Text"><text:span text:style-name="T2">sp</text:span></text:span><text:span text:style-name="T1">. So to enlarge the local memory it should be enough by decreasing </text:span><text:span text:style-name="Source_20_Text"><text:span text:style-name="T2">sp</text:span></text:span><text:span text:style-name="T1">. The local memory is then </text:span><text:soft-page-break/><text:span text:style-name="T1">defined by the range of memory from the current </text:span><text:span text:style-name="Source_20_Text"><text:span text:style-name="T2">sp</text:span></text:span><text:span text:style-name="T1"> value to the original value that </text:span><text:span text:style-name="Source_20_Text"><text:span text:style-name="T2">sp</text:span></text:span><text:span text:style-name="T1"> had at the beginning of the function. One register we almost always have to keep is </text:span><text:span text:style-name="Source_20_Text"><text:span text:style-name="T2">lr</text:span></text:span><text:span text:style-name="T1">. Let’s see how can we keep in the stack.</text:span></text:p>
      <table:table table:name="Table2" table:style-name="Table2">
        <table:table-column table:style-name="Table2.A"/>
        <table:table-row>
          <table:table-cell table:style-name="Table2.A1" office:value-type="string">
            <text:p text:style-name="P7"><text:span text:style-name="T13">sub</text:span> <text:span text:style-name="T15">sp</text:span><text:span text:style-name="T9">,</text:span> <text:span text:style-name="T15">sp</text:span><text:span text:style-name="T9">,</text:span> #<text:span text:style-name="T17">8</text:span> <text:s/><text:span text:style-name="T9">/*</text:span> <text:span text:style-name="T15">sp</text:span> ← <text:span text:style-name="T15">sp</text:span> <text:span text:style-name="T9">-</text:span> <text:span text:style-name="T17">4</text:span><text:span text:style-name="T9">.</text:span> This enlarges the <text:span text:style-name="T19">stack</text:span> by <text:span text:style-name="T17">8</text:span> bytes <text:span text:style-name="T9">*/</text:span></text:p>
            <text:p text:style-name="P7"><text:span text:style-name="T13">str</text:span> lr<text:span text:style-name="T9">,</text:span> <text:span text:style-name="T7">[</text:span><text:span text:style-name="T15">sp</text:span><text:span text:style-name="T7">]</text:span> <text:s text:c="3"/><text:span text:style-name="T9">/*</text:span> <text:span text:style-name="T9">*</text:span><text:span text:style-name="T15">sp</text:span> ← lr <text:span text:style-name="T9">*/</text:span></text:p>
            <text:p text:style-name="P7"><text:span text:style-name="T9">...</text:span> <text:span text:style-name="T9">//</text:span> <text:span text:style-name="T19">Code</text:span> of the function</text:p>
            <text:p text:style-name="P7">ldr lr<text:span text:style-name="T9">,</text:span> <text:span text:style-name="T7">[</text:span><text:span text:style-name="T15">sp</text:span><text:span text:style-name="T7">]</text:span> <text:s text:c="3"/><text:span text:style-name="T9">/*</text:span> lr ← <text:span text:style-name="T9">*</text:span><text:span text:style-name="T15">sp</text:span> <text:span text:style-name="T9">*/</text:span></text:p>
            <text:p text:style-name="P7"><text:span text:style-name="T13">add</text:span> <text:span text:style-name="T15">sp</text:span><text:span text:style-name="T9">,</text:span> <text:span text:style-name="T15">sp</text:span><text:span text:style-name="T9">,</text:span> #<text:span text:style-name="T17">8</text:span> <text:s/><text:span text:style-name="T9">/*</text:span> <text:span text:style-name="T15">sp</text:span> ← <text:span text:style-name="T15">sp</text:span> <text:span text:style-name="T9">+</text:span> <text:span text:style-name="T17">8</text:span><text:span text:style-name="T9">.</text:span> <text:span text:style-name="T9">/*</text:span> This reduces the <text:span text:style-name="T19">stack</text:span> by <text:span text:style-name="T17">8</text:span> bytes</text:p>
            <text:p text:style-name="P9"><text:s text:c="32"/><text:span text:style-name="T12">effectively restoring the </text:span><text:span text:style-name="T20">stack</text:span><text:span text:style-name="T12"> </text:span></text:p>
            <text:p text:style-name="P9"><text:s text:c="32"/><text:span text:style-name="T12">pointer to its original value </text:span><text:span text:style-name="T10">*/</text:span></text:p>
            <text:p text:style-name="P7"><text:span text:style-name="T15">bx</text:span> lr</text:p>
          </table:table-cell>
        </table:table-row>
      </table:table>
      <text:p text:style-name="P2">A well behaved function may modify sp but must ensure that at the end it has the same value it had when we entered the function. This is what we do here. We first substract 8 bytes to sp and at the end we add back 8 bytes.</text:p>
      <text:p text:style-name="P1"><text:span text:style-name="T1">This sequence of instructions would do indeed. But maybe you remember chapter 8 and the indexing modes that you could use in load and store. Note that the first two instructions behave exactly like a pre-indexing. We first update </text:span><text:span text:style-name="Source_20_Text"><text:span text:style-name="T2">sp</text:span></text:span><text:span text:style-name="T1"> and then we use </text:span><text:span text:style-name="Source_20_Text"><text:span text:style-name="T2">sp</text:span></text:span><text:span text:style-name="T1"> as the address where we store </text:span><text:span text:style-name="Source_20_Text"><text:span text:style-name="T2">lr</text:span></text:span><text:span text:style-name="T1">. This is exactly a pre-index! Likewise for the last two instructions. We first load </text:span><text:span text:style-name="Source_20_Text"><text:span text:style-name="T2">lr</text:span></text:span><text:span text:style-name="T1"> using the current address of </text:span><text:span text:style-name="Source_20_Text"><text:span text:style-name="T2">sp</text:span></text:span><text:span text:style-name="T1"> and then we decrease </text:span><text:span text:style-name="Source_20_Text"><text:span text:style-name="T2">sp</text:span></text:span><text:span text:style-name="T1">. This is exactly a post-index!</text:span></text:p>
      <table:table table:name="Table3" table:style-name="Table3">
        <table:table-column table:style-name="Table3.A"/>
        <table:table-row>
          <table:table-cell table:style-name="Table3.A1" office:value-type="string">
            <text:p text:style-name="P7"><text:span text:style-name="T13">str</text:span> lr<text:span text:style-name="T9">,</text:span> <text:span text:style-name="T7">[</text:span><text:span text:style-name="T15">sp</text:span><text:span text:style-name="T9">,</text:span> #<text:span text:style-name="T9">-</text:span><text:span text:style-name="T17">8</text:span><text:span text:style-name="T7">]</text:span>! <text:s/><text:span text:style-name="T9">/*</text:span> preindex<text:span text:style-name="T9">:</text:span> <text:span text:style-name="T15">sp</text:span> ← <text:span text:style-name="T15">sp</text:span> <text:span text:style-name="T9">-</text:span> <text:span text:style-name="T17">8</text:span><text:span text:style-name="T21">; *sp ← lr */</text:span></text:p>
            <text:p text:style-name="P7"><text:span text:style-name="T9">...</text:span> <text:span text:style-name="T9">//</text:span> <text:span text:style-name="T19">Code</text:span> of the function</text:p>
            <text:p text:style-name="P7">ldr lr<text:span text:style-name="T9">,</text:span> <text:span text:style-name="T7">[</text:span><text:span text:style-name="T15">sp</text:span><text:span text:style-name="T7">]</text:span><text:span text:style-name="T9">,</text:span> #<text:span text:style-name="T9">+</text:span><text:span text:style-name="T17">8</text:span> <text:s text:c="2"/><text:span text:style-name="T9">/*</text:span> postindex<text:span text:style-name="T21">; lr ← *sp; sp ← sp + 8 */</text:span></text:p>
            <text:p text:style-name="P7"><text:span text:style-name="T15">bx</text:span> lr</text:p>
          </table:table-cell>
        </table:table-row>
      </table:table>
      <text:p text:style-name="P2">Yes, these addressing modes were invented to support this sort of things. Using a single instruction is better in terms of code size. This may not seem relevant, but it is when we realize that the stack bookkeeping is required in almost every function we write!</text:p>
      <text:h text:style-name="P6" text:outline-level="2">First approach</text:h>
      <text:p text:style-name="P2">Let’s implement the factorial function above.</text:p>
      <text:p text:style-name="P1"><text:span text:style-name="T1">First we have to learn a new instruction to multiply two numbers: </text:span><text:span text:style-name="Source_20_Text"><text:span text:style-name="T2">mul Rdest, Rsource1, Rsource2</text:span></text:span><text:span text:style-name="T1">. Note that multiplying two 32 bit values may require up to 64 bits for the result. This instruction only computes the lower 32 bits. Because we are not going to use 64 bit values in this example, the maximum factorial we will be able to compute is 12! (13! is bigger than 232). We will not check that the entered number is lower than 13 to keep the example simple (I encourage you to add this check to the example, though). In versions of the ARM architecture prior to ARMv6 this instruction could not have </text:span><text:span text:style-name="Source_20_Text"><text:span text:style-name="T2">Rdest</text:span></text:span><text:span text:style-name="T1"> the same as </text:span><text:span text:style-name="Source_20_Text"><text:span text:style-name="T2">Rsource1</text:span></text:span><text:span text:style-name="T1">. GNU assembler may print a warning if you don’t pass </text:span><text:span text:style-name="Source_20_Text"><text:span text:style-name="T2">-march=armv6</text:span></text:span><text:span text:style-name="T1">.</text:span></text:p>
      <table:table table:name="Table4" table:style-name="Table4">
        <table:table-column table:style-name="Table4.A"/>
        <table:table-column table:style-name="Table4.B"/>
        <table:table-row>
          <table:table-cell table:style-name="Table4.A1" office:value-type="string">
            <text:p text:style-name="P7">1</text:p>
            <text:p text:style-name="P12">2</text:p>
            <text:p text:style-name="P12"><text:soft-page-break/>3</text:p>
            <text:p text:style-name="P12">4</text:p>
            <text:p text:style-name="P12">5</text:p>
            <text:p text:style-name="P12">6</text:p>
            <text:p text:style-name="P12">7</text:p>
            <text:p text:style-name="P12">8</text:p>
            <text:p text:style-name="P12">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50</text:p>
            <text:p text:style-name="P12">51</text:p>
            <text:p text:style-name="P12">52</text:p>
            <text:p text:style-name="P12">53</text:p>
            <text:p text:style-name="P12">54</text:p>
            <text:p text:style-name="P12">55</text:p>
            <text:p text:style-name="P12">56</text:p>
            <text:p text:style-name="P12">57</text:p>
            <text:p text:style-name="P12">58</text:p>
            <text:p text:style-name="P12"><text:soft-page-break/>59</text:p>
            <text:p text:style-name="P12">60</text:p>
            <text:p text:style-name="P12">61</text:p>
            <text:p text:style-name="P12">62</text:p>
            <text:p text:style-name="P12">63</text:p>
            <text:p text:style-name="P12">64</text:p>
            <text:p text:style-name="P7">65</text:p>
          </table:table-cell>
          <table:table-cell table:style-name="Table4.B1" office:value-type="string">
            <text:p text:style-name="P7"><text:span text:style-name="T9">/*</text:span> <text:span text:style-name="T9">--</text:span> factorial01<text:span text:style-name="T9">.</text:span>s <text:span text:style-name="T9">*/</text:span></text:p>
            <text:p text:style-name="P10">.data</text:p>
            <text:p text:style-name="P13"><text:soft-page-break/><text:s/></text:p>
            <text:p text:style-name="P7">message1<text:span text:style-name="T9">:</text:span> <text:span text:style-name="T9">.</text:span>asciz <text:span text:style-name="T22">"Type a number: "</text:span></text:p>
            <text:p text:style-name="P7">format<text:span text:style-name="T9">:</text:span> <text:s text:c="2"/><text:span text:style-name="T9">.</text:span>asciz <text:span text:style-name="T22">"%d"</text:span></text:p>
            <text:p text:style-name="P7">message2<text:span text:style-name="T9">:</text:span> <text:span text:style-name="T9">.</text:span>asciz <text:span text:style-name="T22">"The factorial of %d is %d\n"</text:span></text:p>
            <text:p text:style-name="P13"><text:s/></text:p>
            <text:p text:style-name="P10">.text</text:p>
            <text:p text:style-name="P13"><text:s/></text:p>
            <text:p text:style-name="P7">factorial<text:span text:style-name="T9">:</text:span></text:p>
            <text:p text:style-name="P9"><text:s text:c="4"/><text:span text:style-name="T14">str</text:span><text:span text:style-name="T12"> lr</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lr onto the top of the </text:span><text:span text:style-name="T20">stack</text:span><text:span text:style-name="T12"> </text:span><text:span text:style-name="T10">*/</text:span></text:p>
            <text:p text:style-name="P9"><text:s text:c="4"/><text:span text:style-name="T14">str</text:span><text:span text:style-name="T12"> r0</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r0 onto the top of the </text:span><text:span text:style-name="T20">stack</text:span><text:span text:style-name="T12"> </text:span><text:span text:style-name="T10">*/</text:span></text:p>
            <text:p text:style-name="P9"><text:s text:c="23"/><text:span text:style-name="T10">/*</text:span><text:span text:style-name="T12"> Note that after that</text:span><text:span text:style-name="T10">,</text:span><text:span text:style-name="T12"> </text:span><text:span text:style-name="T16">sp</text:span><text:span text:style-name="T12"> is </text:span><text:span text:style-name="T18">8</text:span><text:span text:style-name="T12"> </text:span><text:span text:style-name="T20">byte</text:span><text:span text:style-name="T12"> aligned </text:span><text:span text:style-name="T10">*/</text:span></text:p>
            <text:p text:style-name="P9"><text:s text:c="4"/><text:span text:style-name="T14">cmp</text:span><text:span text:style-name="T12"> r0</text:span><text:span text:style-name="T10">,</text:span><text:span text:style-name="T12"> #</text:span><text:span text:style-name="T18">0</text:span><text:span text:style-name="T12"> <text:s text:c="8"/></text:span><text:span text:style-name="T10">/*</text:span><text:span text:style-name="T12"> compare r0 </text:span><text:span text:style-name="T14">and</text:span><text:span text:style-name="T12"> </text:span><text:span text:style-name="T18">0</text:span><text:span text:style-name="T12"> </text:span><text:span text:style-name="T10">*/</text:span></text:p>
            <text:p text:style-name="P9"><text:s text:c="4"/><text:span text:style-name="T12">bne is_nonzero <text:s text:c="4"/></text:span><text:span text:style-name="T10">/*</text:span><text:span text:style-name="T12"> if r0 != </text:span><text:span text:style-name="T18">0</text:span><text:span text:style-name="T12"> then branch </text:span><text:span text:style-name="T10">*/</text:span></text:p>
            <text:p text:style-name="P9"><text:s text:c="4"/><text:span text:style-name="T14">mov</text:span><text:span text:style-name="T12"> r0</text:span><text:span text:style-name="T10">,</text:span><text:span text:style-name="T12"> #</text:span><text:span text:style-name="T18">1</text:span><text:span text:style-name="T12"> <text:s text:c="8"/></text:span><text:span text:style-name="T10">/*</text:span><text:span text:style-name="T12"> r0 ← </text:span><text:span text:style-name="T18">1</text:span><text:span text:style-name="T10">.</text:span><text:span text:style-name="T12"> This is the return </text:span><text:span text:style-name="T10">*/</text:span></text:p>
            <text:p text:style-name="P13"><text:s text:c="4"/><text:span text:style-name="T12">b end</text:span></text:p>
            <text:p text:style-name="P7">is_nonzero<text:span text:style-name="T9">:</text:span></text:p>
            <text:p text:style-name="P9"><text:s text:c="23"/><text:span text:style-name="T10">/*</text:span><text:span text:style-name="T12"> Prepare the </text:span><text:span text:style-name="T14">call</text:span><text:span text:style-name="T12"> to factorial</text:span><text:span text:style-name="T6">(</text:span><text:span text:style-name="T12">n</text:span><text:span text:style-name="T10">-</text:span><text:span text:style-name="T18">1</text:span><text:span text:style-name="T6">)</text:span><text:span text:style-name="T12"> </text:span><text:span text:style-name="T10">*/</text:span></text:p>
            <text:p text:style-name="P9"><text:s text:c="4"/><text:span text:style-name="T14">sub</text:span><text:span text:style-name="T12"> r0</text:span><text:span text:style-name="T10">,</text:span><text:span text:style-name="T12"> r0</text:span><text:span text:style-name="T10">,</text:span><text:span text:style-name="T12"> #</text:span><text:span text:style-name="T18">1</text:span><text:span text:style-name="T12"> <text:s text:c="4"/></text:span><text:span text:style-name="T10">/*</text:span><text:span text:style-name="T12"> r0 ← r0 </text:span><text:span text:style-name="T10">-</text:span><text:span text:style-name="T12"> </text:span><text:span text:style-name="T18">1</text:span><text:span text:style-name="T12"> </text:span><text:span text:style-name="T10">*/</text:span></text:p>
            <text:p text:style-name="P9"><text:s text:c="4"/><text:span text:style-name="T16">bl</text:span><text:span text:style-name="T12"> factorial</text:span></text:p>
            <text:p text:style-name="P9"><text:s text:c="23"/><text:span text:style-name="T10">/*</text:span><text:span text:style-name="T12"> After the </text:span><text:span text:style-name="T14">call</text:span><text:span text:style-name="T12"> r0 contains factorial</text:span><text:span text:style-name="T6">(</text:span><text:span text:style-name="T12">n</text:span><text:span text:style-name="T10">-</text:span><text:span text:style-name="T18">1</text:span><text:span text:style-name="T6">)</text:span><text:span text:style-name="T12"> </text:span><text:span text:style-name="T10">*/</text:span></text:p>
            <text:p text:style-name="P9"><text:s text:c="23"/><text:span text:style-name="T10">/*</text:span><text:span text:style-name="T12"> Load r0 </text:span><text:span text:style-name="T6">(</text:span><text:span text:style-name="T12">that we kept </text:span><text:span text:style-name="T14">in</text:span><text:span text:style-name="T12"> th </text:span><text:span text:style-name="T20">stack</text:span><text:span text:style-name="T6">)</text:span><text:span text:style-name="T12"> </text:span><text:span text:style-name="T14">into</text:span><text:span text:style-name="T12"> r1 </text:span><text:span text:style-name="T10">*/</text:span></text:p>
            <text:p text:style-name="P9"><text:s text:c="4"/><text:span text:style-name="T12">ldr r1</text:span><text:span text:style-name="T10">,</text:span><text:span text:style-name="T12"> </text:span><text:span text:style-name="T6">[</text:span><text:span text:style-name="T16">sp</text:span><text:span text:style-name="T6">]</text:span><text:span text:style-name="T12"> <text:s text:c="6"/></text:span><text:span text:style-name="T10">/*</text:span><text:span text:style-name="T12"> r1 ← </text:span><text:span text:style-name="T10">*</text:span><text:span text:style-name="T16">sp</text:span><text:span text:style-name="T12"> </text:span><text:span text:style-name="T10">*/</text:span></text:p>
            <text:p text:style-name="P9"><text:s text:c="4"/><text:span text:style-name="T14">mul</text:span><text:span text:style-name="T12"> r0</text:span><text:span text:style-name="T10">,</text:span><text:span text:style-name="T12"> r0</text:span><text:span text:style-name="T10">,</text:span><text:span text:style-name="T12"> r1 <text:s text:c="4"/></text:span><text:span text:style-name="T10">/*</text:span><text:span text:style-name="T12"> r0 ← r0 </text:span><text:span text:style-name="T10">*</text:span><text:span text:style-name="T12"> r1 </text:span><text:span text:style-name="T10">*/</text:span></text:p>
            <text:p text:style-name="P13"><text:s/></text:p>
            <text:p text:style-name="P7">end<text:span text:style-name="T9">:</text:span></text:p>
            <text:p text:style-name="P9"><text:s text:c="4"/><text:span text:style-name="T14">add</text:span><text:span text:style-name="T12"> </text:span><text:span text:style-name="T16">sp</text:span><text:span text:style-name="T10">,</text:span><text:span text:style-name="T12"> </text:span><text:span text:style-name="T16">sp</text:span><text:span text:style-name="T10">,</text:span><text:span text:style-name="T12"> #</text:span><text:span text:style-name="T10">+</text:span><text:span text:style-name="T18">4</text:span><text:span text:style-name="T12"> <text:s text:c="3"/></text:span><text:span text:style-name="T10">/*</text:span><text:span text:style-name="T12"> Discard the r0 we kept </text:span><text:span text:style-name="T14">in</text:span><text:span text:style-name="T12"> the </text:span><text:span text:style-name="T20">stack</text:span><text:span text:style-name="T12"> </text:span><text:span text:style-name="T10">*/</text:span></text:p>
            <text:p text:style-name="P9"><text:s text:c="4"/><text:span text:style-name="T12">ldr lr</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lr </text:span><text:span text:style-name="T10">*/</text:span></text:p>
            <text:p text:style-name="P9"><text:s text:c="4"/><text:span text:style-name="T16">bx</text:span><text:span text:style-name="T12"> lr <text:s text:c="13"/></text:span><text:span text:style-name="T10">/*</text:span><text:span text:style-name="T12"> </text:span><text:span text:style-name="T14">Leave</text:span><text:span text:style-name="T12"> factorial </text:span><text:span text:style-name="T10">*/</text:span></text:p>
            <text:p text:style-name="P13"><text:s/></text:p>
            <text:p text:style-name="P7"><text:span text:style-name="T9">.</text:span>globl main</text:p>
            <text:p text:style-name="P7">main<text:span text:style-name="T9">:</text:span></text:p>
            <text:p text:style-name="P9"><text:s text:c="4"/><text:span text:style-name="T14">str</text:span><text:span text:style-name="T12"> lr</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 text:c="11"/></text:span><text:span text:style-name="T10">/*</text:span><text:span text:style-name="T12"> </text:span><text:span text:style-name="T14">Push</text:span><text:span text:style-name="T12"> lr onto the top of the </text:span><text:span text:style-name="T20">stack</text:span><text:span text:style-name="T12"> </text:span><text:span text:style-name="T10">*/</text:span></text:p>
            <text:p text:style-name="P9"><text:s text:c="4"/><text:span text:style-name="T14">sub</text:span><text:span text:style-name="T12"> </text:span><text:span text:style-name="T16">sp</text:span><text:span text:style-name="T10">,</text:span><text:span text:style-name="T12"> </text:span><text:span text:style-name="T16">sp</text:span><text:span text:style-name="T10">,</text:span><text:span text:style-name="T12"> #</text:span><text:span text:style-name="T18">4</text:span><text:span text:style-name="T12"> <text:s text:c="14"/></text:span><text:span text:style-name="T10">/*</text:span><text:span text:style-name="T12"> Make room for one </text:span><text:span text:style-name="T18">4</text:span><text:span text:style-name="T12"> </text:span><text:span text:style-name="T20">byte</text:span><text:span text:style-name="T12"> integer </text:span><text:span text:style-name="T14">in</text:span><text:span text:style-name="T12"> the </text:span><text:span text:style-name="T20">stack</text:span><text:span text:style-name="T12"> </text:span><text:span text:style-name="T10">*/</text:span></text:p>
            <text:p text:style-name="P9"><text:s text:c="33"/><text:span text:style-name="T10">/*</text:span><text:span text:style-name="T12"> </text:span><text:span text:style-name="T14">In</text:span><text:span text:style-name="T12"> these </text:span><text:span text:style-name="T18">4</text:span><text:span text:style-name="T12"> bytes we will keep the number </text:span><text:span text:style-name="T10">*/</text:span></text:p>
            <text:p text:style-name="P9"><text:s text:c="33"/><text:span text:style-name="T10">/*</text:span><text:span text:style-name="T12"> entered by the user </text:span><text:span text:style-name="T10">*/</text:span></text:p>
            <text:p text:style-name="P9"><text:s text:c="33"/><text:span text:style-name="T10">/*</text:span><text:span text:style-name="T12"> Note that after that the </text:span><text:span text:style-name="T20">stack</text:span><text:span text:style-name="T12"> is </text:span><text:span text:style-name="T18">8</text:span><text:span text:style-name="T10">-</text:span><text:span text:style-name="T20">byte</text:span><text:span text:style-name="T12"> aligned </text:span><text:span text:style-name="T10">*/</text:span></text:p>
            <text:p text:style-name="P9"><text:s text:c="4"/><text:span text:style-name="T12">ldr r0</text:span><text:span text:style-name="T10">,</text:span><text:span text:style-name="T12"> address_of_message1 <text:s/></text:span><text:span text:style-name="T10">/*</text:span><text:span text:style-name="T12"> Set &amp;message1 as the first parameter of printf </text:span><text:span text:style-name="T10">*/</text:span></text:p>
            <text:p text:style-name="P9"><text:s text:c="4"/><text:span text:style-name="T16">bl</text:span><text:span text:style-name="T12"> printf <text:s text:c="19"/></text:span><text:span text:style-name="T10">/*</text:span><text:span text:style-name="T12"> </text:span><text:span text:style-name="T14">Call</text:span><text:span text:style-name="T12"> printf </text:span><text:span text:style-name="T10">*/</text:span></text:p>
            <text:p text:style-name="P13"><text:s/></text:p>
            <text:p text:style-name="P9"><text:s text:c="4"/><text:span text:style-name="T12">ldr r0</text:span><text:span text:style-name="T10">,</text:span><text:span text:style-name="T12"> address_of_format <text:s text:c="3"/></text:span><text:span text:style-name="T10">/*</text:span><text:span text:style-name="T12"> Set &amp;format as the first parameter of scanf </text:span><text:span text:style-name="T10">*/</text:span></text:p>
            <text:p text:style-name="P9"><text:s text:c="4"/><text:span text:style-name="T14">mov</text:span><text:span text:style-name="T12"> r1</text:span><text:span text:style-name="T10">,</text:span><text:span text:style-name="T12"> </text:span><text:span text:style-name="T16">sp</text:span><text:span text:style-name="T12"> <text:s text:c="18"/></text:span><text:span text:style-name="T10">/*</text:span><text:span text:style-name="T12"> Set the top of the </text:span><text:span text:style-name="T20">stack</text:span><text:span text:style-name="T12"> as the second parameter </text:span><text:span text:style-name="T10">*/</text:span></text:p>
            <text:p text:style-name="P9"><text:s text:c="33"/><text:span text:style-name="T10">/*</text:span><text:span text:style-name="T12"> of scanf </text:span><text:span text:style-name="T10">*/</text:span></text:p>
            <text:p text:style-name="P9"><text:s text:c="4"/><text:span text:style-name="T16">bl</text:span><text:span text:style-name="T12"> scanf <text:s text:c="20"/></text:span><text:span text:style-name="T10">/*</text:span><text:span text:style-name="T12"> </text:span><text:span text:style-name="T14">Call</text:span><text:span text:style-name="T12"> scanf </text:span><text:span text:style-name="T10">*/</text:span></text:p>
            <text:p text:style-name="P13"><text:s/></text:p>
            <text:p text:style-name="P9"><text:s text:c="4"/><text:span text:style-name="T12">ldr r0</text:span><text:span text:style-name="T10">,</text:span><text:span text:style-name="T12"> </text:span><text:span text:style-name="T6">[</text:span><text:span text:style-name="T16">sp</text:span><text:span text:style-name="T6">]</text:span><text:span text:style-name="T12"> <text:s text:c="16"/></text:span><text:span text:style-name="T10">/*</text:span><text:span text:style-name="T12"> Load the integer read by scanf </text:span><text:span text:style-name="T14">into</text:span><text:span text:style-name="T12"> r0 </text:span><text:span text:style-name="T10">*/</text:span></text:p>
            <text:p text:style-name="P9"><text:s text:c="33"/><text:span text:style-name="T10">/*</text:span><text:span text:style-name="T12"> So we set it as the first parameter of factorial </text:span><text:span text:style-name="T10">*/</text:span></text:p>
            <text:p text:style-name="P9"><text:s text:c="4"/><text:span text:style-name="T16">bl</text:span><text:span text:style-name="T12"> factorial <text:s text:c="16"/></text:span><text:span text:style-name="T10">/*</text:span><text:span text:style-name="T12"> </text:span><text:span text:style-name="T14">Call</text:span><text:span text:style-name="T12"> factorial </text:span><text:span text:style-name="T10">*/</text:span></text:p>
            <text:p text:style-name="P13"><text:s/></text:p>
            <text:p text:style-name="P9"><text:s text:c="4"/><text:span text:style-name="T14">mov</text:span><text:span text:style-name="T12"> r2</text:span><text:span text:style-name="T10">,</text:span><text:span text:style-name="T12"> r0 <text:s text:c="18"/></text:span><text:span text:style-name="T10">/*</text:span><text:span text:style-name="T12"> Get the result of factorial </text:span><text:span text:style-name="T14">and</text:span><text:span text:style-name="T12"> move it to r2 </text:span><text:span text:style-name="T10">*/</text:span></text:p>
            <text:p text:style-name="P9"><text:s text:c="33"/><text:span text:style-name="T10">/*</text:span><text:span text:style-name="T12"> So we set it as the third parameter of printf </text:span><text:span text:style-name="T10">*/</text:span></text:p>
            <text:p text:style-name="P9"><text:s text:c="4"/><text:span text:style-name="T12">ldr r1</text:span><text:span text:style-name="T10">,</text:span><text:span text:style-name="T12"> </text:span><text:span text:style-name="T6">[</text:span><text:span text:style-name="T16">sp</text:span><text:span text:style-name="T6">]</text:span><text:span text:style-name="T12"> <text:s text:c="16"/></text:span><text:span text:style-name="T10">/*</text:span><text:span text:style-name="T12"> Load the integer read by scanf </text:span><text:span text:style-name="T14">into</text:span><text:span text:style-name="T12"> r1 </text:span><text:span text:style-name="T10">*/</text:span></text:p>
            <text:p text:style-name="P9"><text:s text:c="33"/><text:span text:style-name="T10">/*</text:span><text:span text:style-name="T12"> So we set it as the second parameter of printf </text:span><text:span text:style-name="T10">*/</text:span></text:p>
            <text:p text:style-name="P9"><text:s text:c="4"/><text:span text:style-name="T12">ldr r0</text:span><text:span text:style-name="T10">,</text:span><text:span text:style-name="T12"> address_of_message2 <text:s/></text:span><text:span text:style-name="T10">/*</text:span><text:span text:style-name="T12"> Set &amp;message2 as the first parameter of printf </text:span><text:span text:style-name="T10">*/</text:span></text:p>
            <text:p text:style-name="P9"><text:s text:c="4"/><text:span text:style-name="T16">bl</text:span><text:span text:style-name="T12"> printf <text:s text:c="19"/></text:span><text:span text:style-name="T10">/*</text:span><text:span text:style-name="T12"> </text:span><text:span text:style-name="T14">Call</text:span><text:span text:style-name="T12"> printf </text:span><text:span text:style-name="T10">*/</text:span></text:p>
            <text:p text:style-name="P13"><text:s/></text:p>
            <text:p text:style-name="P13"><text:s/></text:p>
            <text:p text:style-name="P9"><text:soft-page-break/><text:s text:c="4"/><text:span text:style-name="T14">add</text:span><text:span text:style-name="T12"> </text:span><text:span text:style-name="T16">sp</text:span><text:span text:style-name="T10">,</text:span><text:span text:style-name="T12"> </text:span><text:span text:style-name="T16">sp</text:span><text:span text:style-name="T10">,</text:span><text:span text:style-name="T12"> #</text:span><text:span text:style-name="T10">+</text:span><text:span text:style-name="T18">4</text:span><text:span text:style-name="T12"> <text:s text:c="13"/></text:span><text:span text:style-name="T10">/*</text:span><text:span text:style-name="T12"> Discard the integer read by scanf </text:span><text:span text:style-name="T10">*/</text:span></text:p>
            <text:p text:style-name="P9"><text:s text:c="4"/><text:span text:style-name="T12">ldr lr</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 text:c="11"/></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lr </text:span><text:span text:style-name="T10">*/</text:span></text:p>
            <text:p text:style-name="P9"><text:s text:c="4"/><text:span text:style-name="T16">bx</text:span><text:span text:style-name="T12"> lr <text:s text:c="23"/></text:span><text:span text:style-name="T10">/*</text:span><text:span text:style-name="T12"> </text:span><text:span text:style-name="T14">Leave</text:span><text:span text:style-name="T12"> main </text:span><text:span text:style-name="T10">*/</text:span></text:p>
            <text:p text:style-name="P13"><text:s/></text:p>
            <text:p text:style-name="P7">address_of_message1<text:span text:style-name="T9">:</text:span> <text:span text:style-name="T9">.</text:span><text:span text:style-name="T19">word</text:span> message1</text:p>
            <text:p text:style-name="P7">address_of_message2<text:span text:style-name="T9">:</text:span> <text:span text:style-name="T9">.</text:span><text:span text:style-name="T19">word</text:span> message2</text:p>
            <text:p text:style-name="P7">address_of_format<text:span text:style-name="T9">:</text:span> <text:span text:style-name="T9">.</text:span><text:span text:style-name="T19">word</text:span> format</text:p>
          </table:table-cell>
        </table:table-row>
      </table:table>
      <text:p text:style-name="P1"><text:span text:style-name="T1">Most of the code is pretty straightforward. In both functions, </text:span><text:span text:style-name="Source_20_Text"><text:span text:style-name="T2">main</text:span></text:span><text:span text:style-name="T1"> and </text:span><text:span text:style-name="Source_20_Text"><text:span text:style-name="T2">factorial</text:span></text:span><text:span text:style-name="T1">, we allocate 4 extra bytes on the top of the stack. In </text:span><text:span text:style-name="Source_20_Text"><text:span text:style-name="T2">factorial</text:span></text:span><text:span text:style-name="T1">, to keep the value of </text:span><text:span text:style-name="Source_20_Text"><text:span text:style-name="T2">r0</text:span></text:span><text:span text:style-name="T1">, because it will be overwritten during the recursive call (twice, as a first parameter and as the result of the recursive function call). In </text:span><text:span text:style-name="Source_20_Text"><text:span text:style-name="T2">main</text:span></text:span><text:span text:style-name="T1">, to keep the value entered by the user (if you recall chapter 9 we used a global variable here).</text:span></text:p>
      <text:p text:style-name="P1"><text:span text:style-name="T1">It is important to bear in mind that the stack, like a real stack, the last element stacked (pushed onto the top) will be the first one to be taken out the stack (popped from the top). We store </text:span><text:span text:style-name="Source_20_Text"><text:span text:style-name="T2">lr</text:span></text:span><text:span text:style-name="T1">and make room for a 4 bytes integer. Since this is a stack, the opposite order must be used to return the stack to its original state. We first discard the integer and then we restore the </text:span><text:span text:style-name="Source_20_Text"><text:span text:style-name="T2">lr</text:span></text:span><text:span text:style-name="T1">. Note that this happens as well when we reserve the stack storage for the integer using a </text:span><text:span text:style-name="Source_20_Text"><text:span text:style-name="T2">sub</text:span></text:span><text:span text:style-name="T1"> and then we discard such storage doing the opposite operation </text:span><text:span text:style-name="Source_20_Text"><text:span text:style-name="T2">add</text:span></text:span><text:span text:style-name="T1">.</text:span></text:p>
      <text:h text:style-name="P6" text:outline-level="2">Can we do it better?</text:h>
      <text:p text:style-name="P1"><text:span text:style-name="T1">Note that the number of instructions that we need to push and pop data to and from the stack grows linearly with respect to the number of data items. Since ARM was designed for embedded systems, ARM designers devised a way to reduce the number of instructions we need for the «bookkeeping» of the stack. These instructions are load multiple, </text:span><text:span text:style-name="Source_20_Text"><text:span text:style-name="T2">ldm</text:span></text:span><text:span text:style-name="T1">, and store multiple, </text:span><text:span text:style-name="Source_20_Text"><text:span text:style-name="T2">stm</text:span></text:span><text:span text:style-name="T1">.</text:span></text:p>
      <text:p text:style-name="P1"><text:span text:style-name="T1">These two instructions are rather powerful and allow in a single instruction perform a lot of things. Their syntax is shown as follows. Elements enclosed in curly braces </text:span><text:span text:style-name="Source_20_Text"><text:span text:style-name="T2">{</text:span></text:span><text:span text:style-name="T1"> and </text:span><text:span text:style-name="Source_20_Text"><text:span text:style-name="T2">}</text:span></text:span><text:span text:style-name="T1"> may be omitted from the syntax (the effect of the instruction will vary, though).</text:span></text:p>
      <text:p text:style-name="P11">ldm addressing-mode Rbase{!}, register-set</text:p>
      <text:p text:style-name="P14">stm addressing-mode Rbase{!}, register-set</text:p>
      <text:p text:style-name="P1"><text:span text:style-name="T1">We will consider </text:span><text:span text:style-name="Source_20_Text"><text:span text:style-name="T2">addressing-mode</text:span></text:span><text:span text:style-name="T1"> later. </text:span><text:span text:style-name="Source_20_Text"><text:span text:style-name="T2">Rbase</text:span></text:span><text:span text:style-name="T1"> is the base address used to load to or store from the </text:span><text:span text:style-name="Source_20_Text"><text:span text:style-name="T2">register-set</text:span></text:span><text:span text:style-name="T1">. All 16 ARM registers may be specified in </text:span><text:span text:style-name="Source_20_Text"><text:span text:style-name="T2">register-set</text:span></text:span><text:span text:style-name="T1"> (except </text:span><text:span text:style-name="Source_20_Text"><text:span text:style-name="T2">pc</text:span></text:span><text:span text:style-name="T1">in </text:span><text:span text:style-name="Source_20_Text"><text:span text:style-name="T2">stm</text:span></text:span><text:span text:style-name="T1">). A set of addresses is generated when executing these instructions. One address per register in the register-set. Then, each register, in ascending order, is paired with each of these addresses, also in ascending order. This way the lowest-numbered register gets the lowest memory address, and the highest-numbered register gets the highest memory address. Each pair register-address is then used to perform the memory operation: load or store. Specifying </text:span><text:span text:style-name="Source_20_Text"><text:span text:style-name="T2">!</text:span></text:span><text:span text:style-name="T1">means that </text:span><text:span text:style-name="Source_20_Text"><text:span text:style-name="T2">Rbase</text:span></text:span><text:span text:style-name="T1"> will be updated. The updated value depends on </text:span><text:span text:style-name="Source_20_Text"><text:span text:style-name="T2">addressing-mode</text:span></text:span><text:span text:style-name="T1">.</text:span></text:p>
      <text:p text:style-name="P1"><text:span text:style-name="T1">Note that, if the registers are paired with addresses depending on their register number, it </text:span><text:soft-page-break/><text:span text:style-name="T1">seems that they will always be loaded and stored in the same way. For instance a </text:span><text:span text:style-name="Source_20_Text"><text:span text:style-name="T2">register-set</text:span></text:span><text:span text:style-name="T1">containing </text:span><text:span text:style-name="Source_20_Text"><text:span text:style-name="T2">r4</text:span></text:span><text:span text:style-name="T1">, </text:span><text:span text:style-name="Source_20_Text"><text:span text:style-name="T2">r5</text:span></text:span><text:span text:style-name="T1"> and </text:span><text:span text:style-name="Source_20_Text"><text:span text:style-name="T2">r6</text:span></text:span><text:span text:style-name="T1"> will always store </text:span><text:span text:style-name="Source_20_Text"><text:span text:style-name="T2">r4</text:span></text:span><text:span text:style-name="T1"> in the lowest address generated by the instruction and </text:span><text:span text:style-name="Source_20_Text"><text:span text:style-name="T2">r6</text:span></text:span><text:span text:style-name="T1"> in the highest one. We can, though, specify what is considered the lowest address or the highest address. So, is </text:span><text:span text:style-name="Source_20_Text"><text:span text:style-name="T2">Rbase</text:span></text:span><text:span text:style-name="T1"> actually the highest address or the lowest address of the multiple load/store? This is one of the two aspects that is controlled by </text:span><text:span text:style-name="Source_20_Text"><text:span text:style-name="T2">addressing-mode</text:span></text:span><text:span text:style-name="T1">. The second aspect relates to when the address of the memory operation changes between each memory operation.</text:span></text:p>
      <text:p text:style-name="P1"><text:span text:style-name="T1">If the value in </text:span><text:span text:style-name="Source_20_Text"><text:span text:style-name="T2">Rbase</text:span></text:span><text:span text:style-name="T1"> is to be considered the the highest address it means that we should first decrease </text:span><text:span text:style-name="Source_20_Text"><text:span text:style-name="T2">Rbase</text:span></text:span><text:span text:style-name="T1"> as many bytes as required by the number of registers in the </text:span><text:span text:style-name="Source_20_Text"><text:span text:style-name="T2">register-set</text:span></text:span><text:span text:style-name="T1">(this is 4 times the number of registers) to form the lowest address. Then we can load or store each register consecutively starting from that lowest address, always in ascending order of the register number. This addressing mode is called </text:span><text:span text:style-name="Emphasis"><text:span text:style-name="T1">decreasing</text:span></text:span><text:span text:style-name="T1"> and is specified using a </text:span><text:span text:style-name="Q"><text:span text:style-name="Source_20_Text"><text:span text:style-name="T2">d</text:span></text:span></text:span><text:span text:style-name="T1">. Conversely, if </text:span><text:span text:style-name="Source_20_Text"><text:span text:style-name="T2">Rbase</text:span></text:span><text:span text:style-name="T1"> is to be considered the lowest address, then this is a bit easier as we can use its value as the lowest address already. We proceed as usual, loading or storing each register in ascending order of their register number. This addressing mode is called </text:span><text:span text:style-name="Emphasis"><text:span text:style-name="T1">increasing</text:span></text:span><text:span text:style-name="T1"> and is specified using an </text:span><text:span text:style-name="Q"><text:span text:style-name="Source_20_Text"><text:span text:style-name="T2">i</text:span></text:span></text:span><text:span text:style-name="T1">.</text:span></text:p>
      <text:p text:style-name="P1"><text:span text:style-name="T1">At each load or store, the address generated for the memory operation may be updated </text:span><text:span text:style-name="Emphasis"><text:span text:style-name="T1">after</text:span></text:span><text:span text:style-name="T1"> or </text:span><text:span text:style-name="Emphasis"><text:span text:style-name="T1">before</text:span></text:span><text:span text:style-name="T1"> the memory operation itself. We can specify this using </text:span><text:span text:style-name="Q"><text:span text:style-name="Source_20_Text"><text:span text:style-name="T2">a</text:span></text:span></text:span><text:span text:style-name="T1"> or </text:span><text:span text:style-name="Q"><text:span text:style-name="Source_20_Text"><text:span text:style-name="T2">b</text:span></text:span></text:span><text:span text:style-name="T1">, respectively.</text:span></text:p>
      <text:p text:style-name="P1"><text:span text:style-name="T1">If we specify </text:span><text:span text:style-name="Source_20_Text"><text:span text:style-name="T2">!</text:span></text:span><text:span text:style-name="T1">, after the instruction, </text:span><text:span text:style-name="Source_20_Text"><text:span text:style-name="T2">Rbase</text:span></text:span><text:span text:style-name="T1"> will have the highest address generated in the increasing mode and the lowest address generated in the decreasing mode. The final value of</text:span><text:span text:style-name="Source_20_Text"><text:span text:style-name="T2">Rbase</text:span></text:span><text:span text:style-name="T1"> will include the final addition or subtraction if we use a mode that updates after (an </text:span><text:span text:style-name="Q"><text:span text:style-name="Source_20_Text"><text:span text:style-name="T2">a</text:span></text:span></text:span><text:span text:style-name="T1">mode).</text:span></text:p>
      <text:p text:style-name="P1"><text:span text:style-name="T1">So we have four addressing modes, namely: </text:span><text:span text:style-name="Source_20_Text"><text:span text:style-name="T2">ia</text:span></text:span><text:span text:style-name="T1">, </text:span><text:span text:style-name="Source_20_Text"><text:span text:style-name="T2">ib</text:span></text:span><text:span text:style-name="T1">, </text:span><text:span text:style-name="Source_20_Text"><text:span text:style-name="T2">da</text:span></text:span><text:span text:style-name="T1"> and </text:span><text:span text:style-name="Source_20_Text"><text:span text:style-name="T2">db</text:span></text:span><text:span text:style-name="T1">. These addressing modes are specified as </text:span><text:span text:style-name="Strong_20_Emphasis"><text:span text:style-name="T1">suffixes</text:span></text:span><text:span text:style-name="T1"> of the </text:span><text:span text:style-name="Source_20_Text"><text:span text:style-name="T2">stm</text:span></text:span><text:span text:style-name="T1"> and </text:span><text:span text:style-name="Source_20_Text"><text:span text:style-name="T2">ldm</text:span></text:span><text:span text:style-name="T1"> instructions. So the full set of names is </text:span><text:span text:style-name="Source_20_Text"><text:span text:style-name="T2">stmia</text:span></text:span><text:span text:style-name="T1">, </text:span><text:span text:style-name="Source_20_Text"><text:span text:style-name="T2">stmib</text:span></text:span><text:span text:style-name="T1">,</text:span><text:span text:style-name="Source_20_Text"><text:span text:style-name="T2">stmda</text:span></text:span><text:span text:style-name="T1">, </text:span><text:span text:style-name="Source_20_Text"><text:span text:style-name="T2">stmdb</text:span></text:span><text:span text:style-name="T1">, </text:span><text:span text:style-name="Source_20_Text"><text:span text:style-name="T2">ldmia</text:span></text:span><text:span text:style-name="T1">, </text:span><text:span text:style-name="Source_20_Text"><text:span text:style-name="T2">ldmib</text:span></text:span><text:span text:style-name="T1">, </text:span><text:span text:style-name="Source_20_Text"><text:span text:style-name="T2">ldmda</text:span></text:span><text:span text:style-name="T1">, </text:span><text:span text:style-name="Source_20_Text"><text:span text:style-name="T2">ldmdb</text:span></text:span><text:span text:style-name="T1">. Now you may think that this is overly complicated, but we need not use all the eight modes. Only two of them are of interest to us now.</text:span></text:p>
      <text:p text:style-name="P1"><text:span text:style-name="T1">When we push something onto the stack we actually decrease the stack pointer (because in Linux the stack grows downwards). More precisely, we first decrease the stack pointer as many bytes as needed before doing the actual store on that just computed stack pointer. So the appropiate </text:span><text:span text:style-name="Source_20_Text"><text:span text:style-name="T2">addressing-mode</text:span></text:span><text:span text:style-name="T1"> when pushing onto the stack is </text:span><text:span text:style-name="Source_20_Text"><text:span text:style-name="T2">stmdb</text:span></text:span><text:span text:style-name="T1">. Conversely when popping from the stack we will use </text:span><text:span text:style-name="Source_20_Text"><text:span text:style-name="T2">ldmia</text:span></text:span><text:span text:style-name="T1">: we increment the stack pointer after we have performed the load.</text:span></text:p>
      <text:h text:style-name="P6" text:outline-level="2">Factorial again</text:h>
      <text:p text:style-name="P2">Before illustrating these two instructions, we will first slightly rewrite our factorial.</text:p>
      <text:p text:style-name="P1"><text:span text:style-name="T1">If you go back to the code of our factorial, there is a moment, when computing </text:span><text:span text:style-name="Source_20_Text"><text:span text:style-name="T2">n * </text:span></text:span><text:soft-page-break/><text:span text:style-name="Source_20_Text"><text:span text:style-name="T2">factorial(n-1)</text:span></text:span><text:span text:style-name="T1">, where the initial value of </text:span><text:span text:style-name="Source_20_Text"><text:span text:style-name="T2">r0</text:span></text:span><text:span text:style-name="T1"> is required. The value of </text:span><text:span text:style-name="Source_20_Text"><text:span text:style-name="T2">n</text:span></text:span><text:span text:style-name="T1"> was in </text:span><text:span text:style-name="Source_20_Text"><text:span text:style-name="T2">r0</text:span></text:span><text:span text:style-name="T1"> at the beginning of the function, but </text:span><text:span text:style-name="Source_20_Text"><text:span text:style-name="T2">r0</text:span></text:span><text:span text:style-name="T1"> can be freely modified by called functions. We chose, in the example above, to keep a copy of </text:span><text:span text:style-name="Source_20_Text"><text:span text:style-name="T2">r0</text:span></text:span><text:span text:style-name="T1"> in the stack in line 12. Later, in line 24, we loaded it from the stack in </text:span><text:span text:style-name="Source_20_Text"><text:span text:style-name="T2">r1</text:span></text:span><text:span text:style-name="T1">, just before computing the multiplication.</text:span></text:p>
      <text:p text:style-name="P1"><text:span text:style-name="T1">In our second version of factorial, we will keep a copy of the initial value of </text:span><text:span text:style-name="Source_20_Text"><text:span text:style-name="T2">r0</text:span></text:span><text:span text:style-name="T1"> into </text:span><text:span text:style-name="Source_20_Text"><text:span text:style-name="T2">r4</text:span></text:span><text:span text:style-name="T1">. But </text:span><text:span text:style-name="Source_20_Text"><text:span text:style-name="T2">r4</text:span></text:span><text:span text:style-name="T1"> is a register the value of which must be restored upon leaving a function. So we will keep the value of</text:span><text:span text:style-name="Source_20_Text"><text:span text:style-name="T2">r4</text:span></text:span><text:span text:style-name="T1"> at the entry of the function in the stack. At the end we will restore it back from the stack. This way we can use </text:span><text:span text:style-name="Source_20_Text"><text:span text:style-name="T2">r4</text:span></text:span><text:span text:style-name="T1"> without breaking the rules of </text:span><text:span text:style-name="Emphasis"><text:span text:style-name="T1">well-behaved functions</text:span></text:span><text:span text:style-name="T1">.</text:span></text:p>
      <table:table table:name="Table5" table:style-name="Table5">
        <table:table-column table:style-name="Table5.A"/>
        <table:table-column table:style-name="Table5.B"/>
        <table:table-row>
          <table:table-cell table:style-name="Table5.A1" office:value-type="string">
            <text:p text:style-name="P7">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12">31</text:p>
            <text:p text:style-name="P12">32</text:p>
            <text:p text:style-name="P7">33</text:p>
          </table:table-cell>
          <table:table-cell table:style-name="Table5.B1" office:value-type="string">
            <text:p text:style-name="P7">factorial<text:span text:style-name="T9">:</text:span></text:p>
            <text:p text:style-name="P9"><text:s text:c="4"/><text:span text:style-name="T14">str</text:span><text:span text:style-name="T12"> lr</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lr onto the top of the </text:span><text:span text:style-name="T20">stack</text:span><text:span text:style-name="T12"> </text:span><text:span text:style-name="T10">*/</text:span></text:p>
            <text:p text:style-name="P9"><text:s text:c="4"/><text:span text:style-name="T14">str</text:span><text:span text:style-name="T12"> r4</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r4 onto the top of the </text:span><text:span text:style-name="T20">stack</text:span><text:span text:style-name="T12"> </text:span><text:span text:style-name="T10">*/</text:span></text:p>
            <text:p text:style-name="P9"><text:s text:c="23"/><text:span text:style-name="T10">/*</text:span><text:span text:style-name="T12"> The </text:span><text:span text:style-name="T20">stack</text:span><text:span text:style-name="T12"> is now </text:span><text:span text:style-name="T18">8</text:span><text:span text:style-name="T12"> </text:span><text:span text:style-name="T20">byte</text:span><text:span text:style-name="T12"> aligned </text:span><text:span text:style-name="T10">*/</text:span></text:p>
            <text:p text:style-name="P9"><text:s text:c="4"/><text:span text:style-name="T14">mov</text:span><text:span text:style-name="T12"> r4</text:span><text:span text:style-name="T10">,</text:span><text:span text:style-name="T12"> r0 <text:s text:c="8"/></text:span><text:span text:style-name="T10">/*</text:span><text:span text:style-name="T12"> Keep a copy of the initial value of r0 </text:span><text:span text:style-name="T14">in</text:span><text:span text:style-name="T12"> r4 </text:span><text:span text:style-name="T10">*/</text:span></text:p>
            <text:p text:style-name="P13"><text:s/></text:p>
            <text:p text:style-name="P13"><text:s/></text:p>
            <text:p text:style-name="P9"><text:s text:c="4"/><text:span text:style-name="T14">cmp</text:span><text:span text:style-name="T12"> r0</text:span><text:span text:style-name="T10">,</text:span><text:span text:style-name="T12"> #</text:span><text:span text:style-name="T18">0</text:span><text:span text:style-name="T12"> <text:s text:c="8"/></text:span><text:span text:style-name="T10">/*</text:span><text:span text:style-name="T12"> compare r0 </text:span><text:span text:style-name="T14">and</text:span><text:span text:style-name="T12"> </text:span><text:span text:style-name="T18">0</text:span><text:span text:style-name="T12"> </text:span><text:span text:style-name="T10">*/</text:span></text:p>
            <text:p text:style-name="P9"><text:s text:c="4"/><text:span text:style-name="T12">bne is_nonzero <text:s text:c="4"/></text:span><text:span text:style-name="T10">/*</text:span><text:span text:style-name="T12"> if r0 != </text:span><text:span text:style-name="T18">0</text:span><text:span text:style-name="T12"> then branch </text:span><text:span text:style-name="T10">*/</text:span></text:p>
            <text:p text:style-name="P9"><text:s text:c="4"/><text:span text:style-name="T14">mov</text:span><text:span text:style-name="T12"> r0</text:span><text:span text:style-name="T10">,</text:span><text:span text:style-name="T12"> #</text:span><text:span text:style-name="T18">1</text:span><text:span text:style-name="T12"> <text:s text:c="8"/></text:span><text:span text:style-name="T10">/*</text:span><text:span text:style-name="T12"> r0 ← </text:span><text:span text:style-name="T18">1</text:span><text:span text:style-name="T10">.</text:span><text:span text:style-name="T12"> This is the return </text:span><text:span text:style-name="T10">*/</text:span></text:p>
            <text:p text:style-name="P13"><text:s text:c="4"/><text:span text:style-name="T12">b end</text:span></text:p>
            <text:p text:style-name="P7">is_nonzero<text:span text:style-name="T9">:</text:span></text:p>
            <text:p text:style-name="P9"><text:s text:c="23"/><text:span text:style-name="T10">/*</text:span><text:span text:style-name="T12"> Prepare the </text:span><text:span text:style-name="T14">call</text:span><text:span text:style-name="T12"> to factorial</text:span><text:span text:style-name="T6">(</text:span><text:span text:style-name="T12">n</text:span><text:span text:style-name="T10">-</text:span><text:span text:style-name="T18">1</text:span><text:span text:style-name="T6">)</text:span><text:span text:style-name="T12"> </text:span><text:span text:style-name="T10">*/</text:span></text:p>
            <text:p text:style-name="P9"><text:s text:c="4"/><text:span text:style-name="T14">sub</text:span><text:span text:style-name="T12"> r0</text:span><text:span text:style-name="T10">,</text:span><text:span text:style-name="T12"> r0</text:span><text:span text:style-name="T10">,</text:span><text:span text:style-name="T12"> #</text:span><text:span text:style-name="T18">1</text:span><text:span text:style-name="T12"> <text:s text:c="4"/></text:span><text:span text:style-name="T10">/*</text:span><text:span text:style-name="T12"> r0 ← r0 </text:span><text:span text:style-name="T10">-</text:span><text:span text:style-name="T12"> </text:span><text:span text:style-name="T18">1</text:span><text:span text:style-name="T12"> </text:span><text:span text:style-name="T10">*/</text:span></text:p>
            <text:p text:style-name="P9"><text:s text:c="4"/><text:span text:style-name="T16">bl</text:span><text:span text:style-name="T12"> factorial</text:span></text:p>
            <text:p text:style-name="P9"><text:s text:c="23"/><text:span text:style-name="T10">/*</text:span><text:span text:style-name="T12"> After the </text:span><text:span text:style-name="T14">call</text:span><text:span text:style-name="T12"> r0 contains factorial</text:span><text:span text:style-name="T6">(</text:span><text:span text:style-name="T12">n</text:span><text:span text:style-name="T10">-</text:span><text:span text:style-name="T18">1</text:span><text:span text:style-name="T6">)</text:span><text:span text:style-name="T12"> </text:span><text:span text:style-name="T10">*/</text:span></text:p>
            <text:p text:style-name="P9"><text:s text:c="23"/><text:span text:style-name="T10">/*</text:span><text:span text:style-name="T12"> Load initial value of r0 </text:span><text:span text:style-name="T6">(</text:span><text:span text:style-name="T12">that we kept </text:span><text:span text:style-name="T14">in</text:span><text:span text:style-name="T12"> r4</text:span><text:span text:style-name="T6">)</text:span><text:span text:style-name="T12"> </text:span><text:span text:style-name="T14">into</text:span><text:span text:style-name="T12"> r1 </text:span><text:span text:style-name="T10">*/</text:span></text:p>
            <text:p text:style-name="P9"><text:s text:c="4"/><text:span text:style-name="T14">mov</text:span><text:span text:style-name="T12"> r1</text:span><text:span text:style-name="T10">,</text:span><text:span text:style-name="T12"> r4 <text:s text:c="8"/></text:span><text:span text:style-name="T10">/*</text:span><text:span text:style-name="T12"> r1 ← r4 </text:span><text:span text:style-name="T10">*/</text:span></text:p>
            <text:p text:style-name="P9"><text:s text:c="4"/><text:span text:style-name="T14">mul</text:span><text:span text:style-name="T12"> r0</text:span><text:span text:style-name="T10">,</text:span><text:span text:style-name="T12"> r0</text:span><text:span text:style-name="T10">,</text:span><text:span text:style-name="T12"> r1 <text:s text:c="4"/></text:span><text:span text:style-name="T10">/*</text:span><text:span text:style-name="T12"> r0 ← r0 </text:span><text:span text:style-name="T10">*</text:span><text:span text:style-name="T12"> r1 </text:span><text:span text:style-name="T10">*/</text:span></text:p>
            <text:p text:style-name="P13"><text:s/></text:p>
            <text:p text:style-name="P7">end<text:span text:style-name="T9">:</text:span></text:p>
            <text:p text:style-name="P9"><text:s text:c="4"/><text:span text:style-name="T12">ldr r4</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r4 </text:span><text:span text:style-name="T10">*/</text:span></text:p>
            <text:p text:style-name="P9"><text:s text:c="4"/><text:span text:style-name="T12">ldr lr</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lr </text:span><text:span text:style-name="T10">*/</text:span></text:p>
            <text:p text:style-name="P9"><text:s text:c="4"/><text:span text:style-name="T16">bx</text:span><text:span text:style-name="T12"> lr <text:s text:c="13"/></text:span><text:span text:style-name="T10">/*</text:span><text:span text:style-name="T12"> </text:span><text:span text:style-name="T14">Leave</text:span><text:span text:style-name="T12"> factorial </text:span><text:span text:style-name="T10">*/</text:span></text:p>
          </table:table-cell>
        </table:table-row>
      </table:table>
      <text:p text:style-name="P2">Note that the remainder of the program does not have to change. This is the cool thing of functions </text:p>
      <text:p text:style-name="P2">Ok, now pay attention to these two sequences in our new factorial version above.</text:p>
      <table:table table:name="Table6" table:style-name="Table6">
        <table:table-column table:style-name="Table6.A"/>
        <table:table-column table:style-name="Table6.B"/>
        <table:table-row>
          <table:table-cell table:style-name="Table6.A1" office:value-type="string">
            <text:p text:style-name="P7">11</text:p>
            <text:p text:style-name="P7">12</text:p>
          </table:table-cell>
          <table:table-cell table:style-name="Table6.B1" office:value-type="string">
            <text:p text:style-name="P9"><text:s text:c="4"/><text:span text:style-name="T14">str</text:span><text:span text:style-name="T12"> lr</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lr onto the top of the </text:span><text:span text:style-name="T20">stack</text:span><text:span text:style-name="T12"> </text:span><text:span text:style-name="T10">*/</text:span></text:p>
            <text:p text:style-name="P9"><text:s text:c="4"/><text:span text:style-name="T14">str</text:span><text:span text:style-name="T12"> r4</text:span><text:span text:style-name="T10">,</text:span><text:span text:style-name="T12"> </text:span><text:span text:style-name="T6">[</text:span><text:span text:style-name="T16">sp</text:span><text:span text:style-name="T10">,</text:span><text:span text:style-name="T12">#</text:span><text:span text:style-name="T10">-</text:span><text:span text:style-name="T18">4</text:span><text:span text:style-name="T6">]</text:span><text:span text:style-name="T12">! <text:s/></text:span><text:span text:style-name="T10">/*</text:span><text:span text:style-name="T12"> </text:span><text:span text:style-name="T14">Push</text:span><text:span text:style-name="T12"> r4 onto the top of the </text:span><text:span text:style-name="T20">stack</text:span><text:span text:style-name="T12"> </text:span><text:span text:style-name="T10">*/</text:span></text:p>
          </table:table-cell>
        </table:table-row>
      </table:table>
      <table:table table:name="Table7" table:style-name="Table7">
        <table:table-column table:style-name="Table7.A"/>
        <table:table-column table:style-name="Table7.B"/>
        <table:table-row>
          <table:table-cell table:style-name="Table7.A1" office:value-type="string">
            <text:p text:style-name="P7">30</text:p>
            <text:p text:style-name="P7">31</text:p>
          </table:table-cell>
          <table:table-cell table:style-name="Table7.B1" office:value-type="string">
            <text:p text:style-name="P9"><text:s text:c="4"/><text:span text:style-name="T12">ldr r4</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r4 </text:span><text:span text:style-name="T10">*/</text:span></text:p>
            <text:p text:style-name="P9"><text:s text:c="4"/><text:span text:style-name="T12">ldr lr</text:span><text:span text:style-name="T10">,</text:span><text:span text:style-name="T12"> </text:span><text:span text:style-name="T6">[</text:span><text:span text:style-name="T16">sp</text:span><text:span text:style-name="T6">]</text:span><text:span text:style-name="T10">,</text:span><text:span text:style-name="T12"> #</text:span><text:span text:style-name="T10">+</text:span><text:span text:style-name="T18">4</text:span><text:span text:style-name="T12"> <text:s/></text:span><text:span text:style-name="T10">/*</text:span><text:span text:style-name="T12"> </text:span><text:span text:style-name="T14">Pop</text:span><text:span text:style-name="T12"> the top of the </text:span><text:span text:style-name="T20">stack</text:span><text:span text:style-name="T12"> </text:span><text:span text:style-name="T14">and</text:span><text:span text:style-name="T12"> put it </text:span><text:span text:style-name="T14">in</text:span><text:span text:style-name="T12"> lr </text:span><text:span text:style-name="T10">*/</text:span></text:p>
          </table:table-cell>
        </table:table-row>
      </table:table>
      <text:p text:style-name="P1"><text:span text:style-name="T1">Now, let’s replace them with </text:span><text:span text:style-name="Source_20_Text"><text:span text:style-name="T2">stmdb</text:span></text:span><text:span text:style-name="T1"> and </text:span><text:span text:style-name="Source_20_Text"><text:span text:style-name="T2">ldmia</text:span></text:span><text:span text:style-name="T1"> as explained a few paragraphs ago.</text:span></text:p>
      <table:table table:name="Table8" table:style-name="Table8">
        <table:table-column table:style-name="Table8.A"/>
        <table:table-column table:style-name="Table8.B"/>
        <table:table-row>
          <table:table-cell table:style-name="Table8.A1" office:value-type="string">
            <text:p text:style-name="P7">11</text:p>
          </table:table-cell>
          <table:table-cell table:style-name="Table8.B1" office:value-type="string">
            <text:p text:style-name="P9"><text:s text:c="4"/><text:span text:style-name="T12">stmdb </text:span><text:span text:style-name="T16">sp</text:span><text:span text:style-name="T12">!</text:span><text:span text:style-name="T10">,</text:span><text:span text:style-name="T12"> </text:span><text:span text:style-name="T6">{</text:span><text:span text:style-name="T12">r4</text:span><text:span text:style-name="T10">,</text:span><text:span text:style-name="T12"> lr</text:span><text:span text:style-name="T6">}</text:span><text:span text:style-name="T12"> <text:s text:c="3"/></text:span><text:span text:style-name="T10">/*</text:span><text:span text:style-name="T12"> </text:span><text:span text:style-name="T14">Push</text:span><text:span text:style-name="T12"> r4 </text:span><text:span text:style-name="T14">and</text:span><text:span text:style-name="T12"> lr onto the </text:span><text:span text:style-name="T20">stack</text:span><text:span text:style-name="T12"> </text:span><text:span text:style-name="T10">*/</text:span></text:p>
          </table:table-cell>
        </table:table-row>
      </table:table>
      <table:table table:name="Table9" table:style-name="Table9">
        <table:table-column table:style-name="Table9.A"/>
        <table:table-column table:style-name="Table9.B"/>
        <table:table-row>
          <table:table-cell table:style-name="Table9.A1" office:value-type="string">
            <text:p text:style-name="P7">30</text:p>
          </table:table-cell>
          <table:table-cell table:style-name="Table9.B1" office:value-type="string">
            <text:p text:style-name="P9"><text:s text:c="4"/><text:span text:style-name="T12">ldmia </text:span><text:span text:style-name="T16">sp</text:span><text:span text:style-name="T12">!</text:span><text:span text:style-name="T10">,</text:span><text:span text:style-name="T12"> </text:span><text:span text:style-name="T6">{</text:span><text:span text:style-name="T12">r4</text:span><text:span text:style-name="T10">,</text:span><text:span text:style-name="T12"> lr</text:span><text:span text:style-name="T6">}</text:span><text:span text:style-name="T12"> <text:s text:c="3"/></text:span><text:span text:style-name="T10">/*</text:span><text:span text:style-name="T12"> </text:span><text:span text:style-name="T14">Pop</text:span><text:span text:style-name="T12"> lr </text:span><text:span text:style-name="T14">and</text:span><text:span text:style-name="T12"> r4 from the </text:span><text:span text:style-name="T20">stack</text:span><text:span text:style-name="T12"> </text:span><text:span text:style-name="T10">*/</text:span></text:p>
          </table:table-cell>
        </table:table-row>
      </table:table>
      <text:p text:style-name="P1"><text:span text:style-name="T1">Note that the order of the registers in the set of registers is not relevant, but the processor will </text:span><text:soft-page-break/><text:span text:style-name="T1">handle them in ascending order, so we should write them in ascending order. GNU assembler will emit a warning otherwise. Since </text:span><text:span text:style-name="Source_20_Text"><text:span text:style-name="T2">lr</text:span></text:span><text:span text:style-name="T1"> is actually </text:span><text:span text:style-name="Source_20_Text"><text:span text:style-name="T2">r14</text:span></text:span><text:span text:style-name="T1"> it must go after </text:span><text:span text:style-name="Source_20_Text"><text:span text:style-name="T2">r4</text:span></text:span><text:span text:style-name="T1">. This means that our code is 100% equivalent to the previous one since </text:span><text:span text:style-name="Source_20_Text"><text:span text:style-name="T2">r4</text:span></text:span><text:span text:style-name="T1"> will end in a lower address than </text:span><text:span text:style-name="Source_20_Text"><text:span text:style-name="T2">lr</text:span></text:span><text:span text:style-name="T1">: remember our stack grows toward lower addresses, thus </text:span><text:span text:style-name="Source_20_Text"><text:span text:style-name="T2">r4</text:span></text:span><text:span text:style-name="T1"> which is in the top of the stack in </text:span><text:span text:style-name="Source_20_Text"><text:span text:style-name="T2">factorial </text:span></text:span><text:span text:style-name="T1">has the lowest address.</text:span></text:p>
      <text:p text:style-name="P1"><text:span text:style-name="T1">Remembering </text:span><text:span text:style-name="Source_20_Text"><text:span text:style-name="T2">stmdb sp!</text:span></text:span><text:span text:style-name="T1"> and </text:span><text:span text:style-name="Source_20_Text"><text:span text:style-name="T2">ldmia sp!</text:span></text:span><text:span text:style-name="T1"> may be a bit hard. Also, given that these two instructions will be relatively common when entering and leaving functions, GNU assembler provides two </text:span><text:span text:style-name="Emphasis"><text:span text:style-name="T1">mnemonics</text:span></text:span><text:span text:style-name="T1"> </text:span><text:span text:style-name="Source_20_Text"><text:span text:style-name="T2">push</text:span></text:span><text:span text:style-name="T1"> and </text:span><text:span text:style-name="Source_20_Text"><text:span text:style-name="T2">pop</text:span></text:span><text:span text:style-name="T1"> for </text:span><text:span text:style-name="Source_20_Text"><text:span text:style-name="T2">stmdb sp!</text:span></text:span><text:span text:style-name="T1"> and </text:span><text:span text:style-name="Source_20_Text"><text:span text:style-name="T2">ldmia sp!</text:span></text:span><text:span text:style-name="T1">, respectively. Note that these are not ARM instructions actually, just convenience names that are easier to remember.</text:span></text:p>
      <table:table table:name="Table10" table:style-name="Table10">
        <table:table-column table:style-name="Table10.A"/>
        <table:table-column table:style-name="Table10.B"/>
        <table:table-row>
          <table:table-cell table:style-name="Table10.A1" office:value-type="string">
            <text:p text:style-name="P7">11</text:p>
          </table:table-cell>
          <table:table-cell table:style-name="Table10.B1" office:value-type="string">
            <text:p text:style-name="P9"><text:s text:c="4"/><text:span text:style-name="T14">push</text:span><text:span text:style-name="T12"> </text:span><text:span text:style-name="T6">{</text:span><text:span text:style-name="T12">r4</text:span><text:span text:style-name="T10">,</text:span><text:span text:style-name="T12"> lr</text:span><text:span text:style-name="T6">}</text:span></text:p>
          </table:table-cell>
        </table:table-row>
      </table:table>
      <table:table table:name="Table11" table:style-name="Table11">
        <table:table-column table:style-name="Table11.A"/>
        <table:table-column table:style-name="Table11.B"/>
        <table:table-row>
          <table:table-cell table:style-name="Table11.A1" office:value-type="string">
            <text:p text:style-name="P7">30</text:p>
          </table:table-cell>
          <table:table-cell table:style-name="Table11.B1" office:value-type="string">
            <text:p text:style-name="P9"><text:s text:c="4"/><text:span text:style-name="T14">pop</text:span><text:span text:style-name="T12"> </text:span><text:span text:style-name="T6">{</text:span><text:span text:style-name="T12">r4</text:span><text:span text:style-name="T10">,</text:span><text:span text:style-name="T12"> lr</text:span><text:span text:style-name="T6">}</text:span></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Q"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r. Mark Lehr</meta:initial-creator>
    <meta:creation-date>2014-10-13T05:04:02.12</meta:creation-date>
    <meta:document-statistic meta:table-count="11" meta:image-count="0" meta:object-count="0" meta:page-count="8" meta:paragraph-count="263" meta:word-count="3541" meta:character-count="19384"/>
    <dc:date>2014-10-13T05:14:38.16</dc:date>
    <dc:creator>Dr. Mark Lehr</dc:creator>
    <meta:editing-duration>PT10M38S</meta:editing-duration>
    <meta:editing-cycles>1</meta:editing-cycles>
    <meta:generator>OpenOffice/4.1.0$Win32 OpenOffice.org_project/410m18$Build-9764</meta:generator>
  </office:meta>
</office:document-meta>
</file>